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68.2pt"/>
    </style:style>
    <style:style style:name="co3" style:family="table-column">
      <style:table-column-properties fo:break-before="auto" style:column-width="45.3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77.24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83.85pt"/>
    </style:style>
    <style:style style:name="co8" style:family="table-column">
      <style:table-column-properties fo:break-before="auto" style:column-width="79.65pt"/>
    </style:style>
    <style:style style:name="co9" style:family="table-column">
      <style:table-column-properties fo:break-before="auto" style:column-width="114.55pt"/>
    </style:style>
    <style:style style:name="co10" style:family="table-column">
      <style:table-column-properties fo:break-before="auto" style:column-width="124.16pt"/>
    </style:style>
    <style:style style:name="co11" style:family="table-column">
      <style:table-column-properties fo:break-before="auto" style:column-width="120.56pt"/>
    </style:style>
    <style:style style:name="co12" style:family="table-column">
      <style:table-column-properties fo:break-before="auto" style:column-width="57.34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129.54pt"/>
    </style:style>
    <style:style style:name="co16" style:family="table-column">
      <style:table-column-properties fo:break-before="auto" style:column-width="148.8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b-vanet-3d_154194023556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Nodes disabled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Vehicles on circ</text:p>
          </table:table-cell>
          <table:table-cell office:value-type="string" calcext:value-type="string">
            <text:p>Total vehicles coverage</text:p>
          </table:table-cell>
          <table:table-cell office:value-type="string" calcext:value-type="string">
            <text:p>Vehicles 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Mean hops</text:p>
          </table:table-cell>
          <table:table-cell office:value-type="string" calcext:value-type="string">
            <text:p>Mean 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office:value-type="string" calcext:value-type="string">
            <text:p>Messages sent by sensors</text:p>
          </table:table-cell>
          <table:table-cell office:value-type="string" calcext:value-type="string">
            <text:p>Messages received by senso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897500000" calcext:value-type="float">
            <text:p>1897500000</text:p>
          </table:table-cell>
          <table:table-cell office:value-type="float" office:value="1" calcext:value-type="float">
            <text:p>1</text:p>
          </table:table-cell>
          <table:table-cell office:value-type="float" office:value="242.5" calcext:value-type="float">
            <text:p>242.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529840000" calcext:value-type="float">
            <text:p>2529840000</text:p>
          </table:table-cell>
          <table:table-cell office:value-type="float" office:value="2.4" calcext:value-type="float">
            <text:p>2.4</text:p>
          </table:table-cell>
          <table:table-cell office:value-type="float" office:value="286.4" calcext:value-type="float">
            <text:p>286.4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691220000" calcext:value-type="float">
            <text:p>1691220000</text:p>
          </table:table-cell>
          <table:table-cell office:value-type="float" office:value="2.3" calcext:value-type="float">
            <text:p>2.3</text:p>
          </table:table-cell>
          <table:table-cell office:value-type="float" office:value="180.7" calcext:value-type="float">
            <text:p>180.7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2626700000" calcext:value-type="float">
            <text:p>62626700000</text:p>
          </table:table-cell>
          <table:table-cell office:value-type="float" office:value="1.42857" calcext:value-type="float">
            <text:p>1.42857</text:p>
          </table:table-cell>
          <table:table-cell office:value-type="float" office:value="325200000" calcext:value-type="float">
            <text:p>325200000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3089100000" calcext:value-type="float">
            <text:p>3089100000</text:p>
          </table:table-cell>
          <table:table-cell office:value-type="float" office:value="2.375" calcext:value-type="float">
            <text:p>2.375</text:p>
          </table:table-cell>
          <table:table-cell office:value-type="float" office:value="372.25" calcext:value-type="float">
            <text:p>372.25</text:p>
          </table:table-cell>
          <table:table-cell office:value-type="float" office:value="27" calcext:value-type="float">
            <text:p>27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800400000" calcext:value-type="float">
            <text:p>2800400000</text:p>
          </table:table-cell>
          <table:table-cell office:value-type="float" office:value="2.16667" calcext:value-type="float">
            <text:p>2.16667</text:p>
          </table:table-cell>
          <table:table-cell office:value-type="float" office:value="355.667" calcext:value-type="float">
            <text:p>355.667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4721850000" calcext:value-type="float">
            <text:p>4721850000</text:p>
          </table:table-cell>
          <table:table-cell office:value-type="float" office:value="2.5" calcext:value-type="float">
            <text:p>2.5</text:p>
          </table:table-cell>
          <table:table-cell office:value-type="float" office:value="604.75" calcext:value-type="float">
            <text:p>604.75</text:p>
          </table:table-cell>
          <table:table-cell office:value-type="float" office:value="33" calcext:value-type="float">
            <text:p>33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531900000" calcext:value-type="float">
            <text:p>3531900000</text:p>
          </table:table-cell>
          <table:table-cell office:value-type="float" office:value="1.25" calcext:value-type="float">
            <text:p>1.25</text:p>
          </table:table-cell>
          <table:table-cell office:value-type="float" office:value="474" calcext:value-type="float">
            <text:p>474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730600000" calcext:value-type="float">
            <text:p>2730600000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626800000" calcext:value-type="float">
            <text:p>2626800000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975370000" calcext:value-type="float">
            <text:p>4975370000</text:p>
          </table:table-cell>
          <table:table-cell office:value-type="float" office:value="2.14286" calcext:value-type="float">
            <text:p>2.14286</text:p>
          </table:table-cell>
          <table:table-cell office:value-type="float" office:value="668" calcext:value-type="float">
            <text:p>668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775480000" calcext:value-type="float">
            <text:p>2775480000</text:p>
          </table:table-cell>
          <table:table-cell office:value-type="float" office:value="2" calcext:value-type="float">
            <text:p>2</text:p>
          </table:table-cell>
          <table:table-cell office:value-type="float" office:value="329.8" calcext:value-type="float">
            <text:p>329.8</text:p>
          </table:table-cell>
          <table:table-cell office:value-type="float" office:value="18" calcext:value-type="float">
            <text:p>1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7109100000" calcext:value-type="float">
            <text:p>37109100000</text:p>
          </table:table-cell>
          <table:table-cell office:value-type="float" office:value="2.2" calcext:value-type="float">
            <text:p>2.2</text:p>
          </table:table-cell>
          <table:table-cell office:value-type="float" office:value="249114000" calcext:value-type="float">
            <text:p>249114000</text:p>
          </table:table-cell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189800000" calcext:value-type="float">
            <text:p>4189800000</text:p>
          </table:table-cell>
          <table:table-cell office:value-type="float" office:value="2.18182" calcext:value-type="float">
            <text:p>2.18182</text:p>
          </table:table-cell>
          <table:table-cell office:value-type="float" office:value="539.364" calcext:value-type="float">
            <text:p>539.364</text:p>
          </table:table-cell>
          <table:table-cell office:value-type="float" office:value="31" calcext:value-type="float">
            <text:p>3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211630000" calcext:value-type="float">
            <text:p>1211630000</text:p>
          </table:table-cell>
          <table:table-cell office:value-type="float" office:value="1.125" calcext:value-type="float">
            <text:p>1.125</text:p>
          </table:table-cell>
          <table:table-cell office:value-type="float" office:value="145.625" calcext:value-type="float">
            <text:p>145.625</text:p>
          </table:table-cell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459060000" calcext:value-type="float">
            <text:p>3459060000</text:p>
          </table:table-cell>
          <table:table-cell office:value-type="float" office:value="2.81818" calcext:value-type="float">
            <text:p>2.81818</text:p>
          </table:table-cell>
          <table:table-cell office:value-type="float" office:value="398.727" calcext:value-type="float">
            <text:p>398.727</text:p>
          </table:table-cell>
          <table:table-cell office:value-type="float" office:value="18" calcext:value-type="float">
            <text:p>18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489400000" calcext:value-type="float">
            <text:p>2489400000</text:p>
          </table:table-cell>
          <table:table-cell office:value-type="float" office:value="2" calcext:value-type="float">
            <text:p>2</text:p>
          </table:table-cell>
          <table:table-cell office:value-type="float" office:value="317.571" calcext:value-type="float">
            <text:p>317.571</text:p>
          </table:table-cell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928160000" calcext:value-type="float">
            <text:p>1928160000</text:p>
          </table:table-cell>
          <table:table-cell office:value-type="float" office:value="1.4" calcext:value-type="float">
            <text:p>1.4</text:p>
          </table:table-cell>
          <table:table-cell office:value-type="float" office:value="245.6" calcext:value-type="float">
            <text:p>245.6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5912750000" calcext:value-type="float">
            <text:p>5912750000</text:p>
          </table:table-cell>
          <table:table-cell office:value-type="float" office:value="2.25" calcext:value-type="float">
            <text:p>2.25</text:p>
          </table:table-cell>
          <table:table-cell office:value-type="float" office:value="803.75" calcext:value-type="float">
            <text:p>803.75</text:p>
          </table:table-cell>
          <table:table-cell office:value-type="float" office:value="23" calcext:value-type="float">
            <text:p>2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26150000" calcext:value-type="float">
            <text:p>2226150000</text:p>
          </table:table-cell>
          <table:table-cell office:value-type="float" office:value="2.25" calcext:value-type="float">
            <text:p>2.25</text:p>
          </table:table-cell>
          <table:table-cell office:value-type="float" office:value="256.917" calcext:value-type="float">
            <text:p>256.917</text:p>
          </table:table-cell>
          <table:table-cell office:value-type="float" office:value="26" calcext:value-type="float">
            <text:p>26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776720000" calcext:value-type="float">
            <text:p>1776720000</text:p>
          </table:table-cell>
          <table:table-cell office:value-type="float" office:value="1.4" calcext:value-type="float">
            <text:p>1.4</text:p>
          </table:table-cell>
          <table:table-cell office:value-type="float" office:value="223.2" calcext:value-type="float">
            <text:p>223.2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96400000" calcext:value-type="float">
            <text:p>1196400000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30.667" calcext:value-type="float">
            <text:p>130.66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175960000" calcext:value-type="float">
            <text:p>2175960000</text:p>
          </table:table-cell>
          <table:table-cell office:value-type="float" office:value="2.2" calcext:value-type="float">
            <text:p>2.2</text:p>
          </table:table-cell>
          <table:table-cell office:value-type="float" office:value="254.6" calcext:value-type="float">
            <text:p>254.6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76001000" calcext:value-type="float">
            <text:p>5760010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24939000000" calcext:value-type="float">
            <text:p>324939000000</text:p>
          </table:table-cell>
          <table:table-cell office:value-type="float" office:value="2.91667" calcext:value-type="float">
            <text:p>2.91667</text:p>
          </table:table-cell>
          <table:table-cell office:value-type="float" office:value="212845000" calcext:value-type="float">
            <text:p>212845000</text:p>
          </table:table-cell>
          <table:table-cell office:value-type="float" office:value="33" calcext:value-type="float">
            <text:p>33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98200000" calcext:value-type="float">
            <text:p>1498200000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70.333" calcext:value-type="float">
            <text:p>170.333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4793950000" calcext:value-type="float">
            <text:p>4793950000</text:p>
          </table:table-cell>
          <table:table-cell office:value-type="float" office:value="2.09091" calcext:value-type="float">
            <text:p>2.09091</text:p>
          </table:table-cell>
          <table:table-cell office:value-type="float" office:value="640.818" calcext:value-type="float">
            <text:p>640.818</text:p>
          </table:table-cell>
          <table:table-cell office:value-type="float" office:value="34" calcext:value-type="float">
            <text:p>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679430000" calcext:value-type="float">
            <text:p>2679430000</text:p>
          </table:table-cell>
          <table:table-cell office:value-type="float" office:value="1.57143" calcext:value-type="float">
            <text:p>1.57143</text:p>
          </table:table-cell>
          <table:table-cell office:value-type="float" office:value="341.429" calcext:value-type="float">
            <text:p>341.429</text:p>
          </table:table-cell>
          <table:table-cell office:value-type="float" office:value="27" calcext:value-type="float">
            <text:p>2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AVERAGE(SUM([.J2:.J29])/SUM([.H2:.H29]))*100" office:value-type="float" office:value="30.3992303992304" calcext:value-type="float">
            <text:p>30.399230399230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22:18:23.451177624</dc:date>
    <meta:editing-duration>PT8M57S</meta:editing-duration>
    <meta:editing-cycles>1</meta:editing-cycles>
    <meta:document-statistic meta:table-count="1" meta:cell-count="559" meta:object-count="0"/>
    <meta:generator>LibreOffice/6.0.6.2$Linux_X86_64 LibreOffice_project/00m0$Build-2</meta:generator>
  </office:meta>
</office:document-meta>
</file>